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Lucida Sans1" svg:font-family="'Lucida Sans'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320" officeooo:paragraph-rsid="00187320"/>
    </style:style>
    <style:style style:name="P2" style:family="paragraph" style:parent-style-name="Standard">
      <style:text-properties officeooo:rsid="00187320" officeooo:paragraph-rsid="00187320"/>
    </style:style>
    <style:style style:name="P3" style:family="paragraph" style:parent-style-name="Standard">
      <style:text-properties officeooo:rsid="0018bb03" officeooo:paragraph-rsid="0018bb03"/>
    </style:style>
    <style:style style:name="P4" style:family="paragraph" style:parent-style-name="Standard" style:list-style-name="L1">
      <style:text-properties officeooo:rsid="0018bb03" officeooo:paragraph-rsid="0018bb03"/>
    </style:style>
    <style:style style:name="P5" style:family="paragraph" style:parent-style-name="Standard" style:list-style-name="L1">
      <style:text-properties officeooo:rsid="0018e2ee" officeooo:paragraph-rsid="0018e2ee"/>
    </style:style>
    <style:style style:name="P6" style:family="paragraph" style:parent-style-name="Standard" style:list-style-name="L1">
      <style:text-properties officeooo:rsid="0019eff6" officeooo:paragraph-rsid="0019eff6"/>
    </style:style>
    <style:style style:name="T1" style:family="text">
      <style:text-properties officeooo:rsid="0018e2ee"/>
    </style:style>
    <style:style style:name="T2" style:family="text">
      <style:text-properties officeooo:rsid="0019ef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l 28 de febrero</text:p>
      <text:p text:style-name="P1">Ref uml: diagrama de casos de uso + flujo de eventos para todos los c.u. + módulo de dominio;</text:p>
      <text:p text:style-name="P1">Jar + BD + código fuente</text:p>
      <text:p text:style-name="P1"/>
      <text:p text:style-name="P3">Análisis de requisitos para la primera iteración</text:p>
      <text:p text:style-name="P3">Casos a implementar: registro, login y añadir casa</text:p>
      <text:list xml:id="list6889450016610493440" text:style-name="L1">
        <text:list-item>
          <text:p text:style-name="P4">Registro: añadir a base de datos usuarios, contraseñas, botón de términos y condiciones y quiero que me lleguen ofertas queonda</text:p>
        </text:list-item>
        <text:list-item>
          <text:p text:style-name="P4">Login/Acceso a aplicación: da acceso <text:span text:style-name="T1">a ofertas y modificación de éstas en caso de propietario/reserva en caso de cliente registrado.</text:span></text:p>
        </text:list-item>
        <text:list-item>
          <text:p text:style-name="P5">Añadir casa: solo para propietarios → permite añadir casas y ofertas para éstas en la base de datos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Lucida Sans1" svg:font-family="'Lucida Sans'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22:42.917000000</meta:creation-date>
    <dc:date>2017-02-20T13:55:17.574000000</dc:date>
    <meta:editing-duration>PT5M46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9" meta:word-count="107" meta:character-count="598" meta:non-whitespace-character-count="503"/>
  </office:meta>
</office:document-meta>
</file>